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number-columns-repeated="2" table:default-cell-style-name="ce2"/>
        <table:table-column table:style-name="co3" table:default-cell-style-name="Default"/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office:value-type="string" calcext:value-type="string">
            <text:p>R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D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D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D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k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.00.0000</text:date>, <text:time style:data-style-name="N2" text:time-value="09:15:45.17941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7:14:20.930645050</meta:creation-date>
    <dc:date>2016-10-05T09:15:59.697148020</dc:date>
    <meta:editing-duration>PT7M19S</meta:editing-duration>
    <meta:editing-cycles>2</meta:editing-cycles>
    <meta:generator>LibreOffice/5.1.4.2$Linux_X86_64 LibreOffice_project/10m0$Build-2</meta:generator>
    <meta:document-statistic meta:table-count="1" meta:cell-count="32" meta:object-count="0"/>
  </office:meta>
</office:document-meta>
</file>